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RGSHH+Goudy" svg:font-family="KRGSHH+Goudy"/>
    <style:font-face style:name="MRAEJD+Goudy-Bold" svg:font-family="MRAEJD+Goudy-Bold"/>
    <style:font-face style:name="OpenSymbol" svg:font-family="OpenSymbol"/>
    <style:font-face style:name="AZKKXB+GillSans" svg:font-family="AZKKXB+GillSans" style:font-family-generic="swiss"/>
    <style:font-face style:name="Courier 10 Pitch" svg:font-family="'Courier 10 Pitch'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563cm" fo:margin-left="-0.053cm" fo:margin-right="0.185cm" table:align="margins" style:writing-mode="lr-tb"/>
    </style:style>
    <style:style style:name="Tabla1.A" style:family="table-column">
      <style:table-column-properties style:column-width="16.563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484cm" fo:margin-left="0.026cm" fo:margin-right="0.185cm" table:align="margins" style:writing-mode="lr-tb"/>
    </style:style>
    <style:style style:name="Tabla9.A" style:family="table-column">
      <style:table-column-properties style:column-width="16.484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563cm" fo:margin-left="-0.053cm" fo:margin-right="0.185cm" table:align="margins" style:writing-mode="lr-tb"/>
    </style:style>
    <style:style style:name="Tabla10.A" style:family="table-column">
      <style:table-column-properties style:column-width="16.563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484cm" fo:margin-left="0.026cm" fo:margin-right="0.185cm" table:align="margins" style:writing-mode="lr-tb"/>
    </style:style>
    <style:style style:name="Tabla11.A" style:family="table-column">
      <style:table-column-properties style:column-width="16.484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589cm" fo:margin-left="0.026cm" fo:margin-right="0.079cm" table:align="margins" style:writing-mode="lr-tb"/>
    </style:style>
    <style:style style:name="Tabla2.A" style:family="table-column">
      <style:table-column-properties style:column-width="16.589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589cm" fo:margin-left="0.026cm" fo:margin-right="0.079cm" table:align="margins" style:writing-mode="lr-tb"/>
    </style:style>
    <style:style style:name="Tabla3.A" style:family="table-column">
      <style:table-column-properties style:column-width="16.589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589cm" fo:margin-left="0.026cm" fo:margin-right="0.079cm" table:align="margins" style:writing-mode="lr-tb"/>
    </style:style>
    <style:style style:name="Tabla4.A" style:family="table-column">
      <style:table-column-properties style:column-width="16.589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589cm" fo:margin-left="0.026cm" fo:margin-right="0.079cm" table:align="margins" style:writing-mode="lr-tb"/>
    </style:style>
    <style:style style:name="Tabla5.A" style:family="table-column">
      <style:table-column-properties style:column-width="16.589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589cm" fo:margin-left="0.026cm" fo:margin-right="0.079cm" table:align="margins" style:writing-mode="lr-tb"/>
    </style:style>
    <style:style style:name="Tabla6.A" style:family="table-column">
      <style:table-column-properties style:column-width="16.589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589cm" fo:margin-left="0.026cm" fo:margin-right="0.079cm" table:align="margins" style:writing-mode="lr-tb"/>
    </style:style>
    <style:style style:name="Tabla7.A" style:family="table-column">
      <style:table-column-properties style:column-width="16.589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589cm" fo:margin-left="0.026cm" fo:margin-right="0.079cm" table:align="margins" style:writing-mode="lr-tb"/>
    </style:style>
    <style:style style:name="Tabla8.A" style:family="table-column">
      <style:table-column-properties style:column-width="16.589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Courier 10 Pitch" fo:font-size="11pt" style:font-size-asian="11pt" style:font-size-complex="11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cm" fo:margin-right="0.159cm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11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"/>
    </style:style>
    <style:style style:name="P12" style:family="paragraph" style:parent-style-name="Standard" style:list-style-name="L1"/>
    <style:style style:name="P13" style:family="paragraph" style:parent-style-name="Standard" style:list-style-name="WW8Num1">
      <style:paragraph-properties fo:margin-left="1.249cm" fo:margin-right="0.159cm" fo:text-indent="0cm" style:auto-text-indent="false"/>
      <style:text-properties style:font-name="Arial"/>
    </style:style>
    <style:style style:name="P14" style:family="paragraph" style:parent-style-name="Standard" style:list-style-name="WW8Num1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style:font-name="Arial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Arial" fo:font-size="12pt" style:text-underline-style="none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style:font-name-asian="MRAEJD+Goudy-Bold" style:font-size-asian="12pt" style:font-name-complex="MRAEJD+Goudy-Bold" style:font-size-complex="12pt"/>
    </style:style>
    <style:style style:name="T3" style:family="text">
      <style:text-properties style:font-name="Arial" fo:font-size="12pt" style:font-name-asian="KRGSHH+Goudy" style:font-size-asian="12pt" style:font-name-complex="KRGSHH+Goudy" style:font-size-complex="12pt"/>
    </style:style>
    <style:style style:name="T4" style:family="text">
      <style:text-properties style:font-name="Arial" fo:font-size="12pt" style:font-name-asian="AZKKXB+GillSans" style:font-size-asian="12pt" style:font-name-complex="AZKKXB+GillSans" style:font-size-complex="12pt"/>
    </style:style>
    <style:style style:name="T5" style:family="text">
      <style:text-properties style:font-name="Arial" fo:font-size="12pt" fo:font-weight="bold" style:font-name-asian="MRAEJD+Goudy-Bold" style:font-size-asian="12pt" style:font-weight-asian="bold" style:font-name-complex="MRAEJD+Goudy-Bold" style:font-size-complex="12pt" style:font-weight-complex="bold"/>
    </style:style>
    <style:style style:name="T6" style:family="text">
      <style:text-properties style:font-name="Arial" fo:font-size="12pt" fo:font-weight="bold" style:font-name-asian="KRGSHH+Goudy" style:font-size-asian="12pt" style:font-weight-asian="bold" style:font-name-complex="KRGSHH+Goudy" style:font-size-complex="12pt" style:font-weight-complex="bold"/>
    </style:style>
    <style:style style:name="T7" style:family="text">
      <style:text-properties style:font-name="Arial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FS. Zonzamas</text:p>
      <text:p text:style-name="P3">UT1. Práctica 1</text:p>
      <text:p text:style-name="P10"><text:tab/>Introducción a la gestión de paquetes en Debian/Ubuntu</text:p>
      <text:p text:style-name="P4"/>
      <text:list xml:id="list1407837157" text:style-name="WW8Num1">
        <text:list-header>
          <text:p text:style-name="P11"><text:span text:style-name="T8">1. En nuestro sistema tenemos instalado el paquete </text:span><text:span text:style-name="T9">dia_0.96.1-7.1_i386.deb</text:span><text:span text:style-name="T8">, al actualizar nuestro sistema se nos indica que se va a instalar </text:span><text:span text:style-name="T9">dia_0.96.1-7.5_i386.deb</text:span><text:span text:style-name="T8">. </text:span></text:p>
          <text:list>
            <text:list-header>
              <text:p text:style-name="P13">a.<text:span text:style-name="T8">¿Qué podemos deducir que se ha modifica en el paquete?</text:span></text:p>
            </text:list-header>
          </text:list>
        </text:list-header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4"/>
      <text:p text:style-name="P1">2. A continuación se muestran las relaciones de dependencias del programa Brasero con <text:span text:style-name="T1">nuestro sistema actual</text:span>.</text:p>
      <text:p text:style-name="P1"/>
      <text:p text:style-name="P2">Replaces: bonfire (&lt;= 0.4.4-1)</text:p>
      <text:p text:style-name="P2">Depends: libatk1.0-0 (&gt;= 1.20.0), libbeagle1 (&gt;= 0.3.5), libbrasero-media0 (&gt;= 2.26.1-0ubuntu1), libc6 (&gt;= 2.7),...genisoimage, gstreamer0.10-plugins-base (&gt;= 0.10.0)</text:p>
      <text:p text:style-name="P2">Recommends: hal (&gt;= 0.5), gstreamer0.10-plugins-good, gnome-mount</text:p>
      <text:p text:style-name="P2">Suggests: gnome-icon-theme, gstreamer0.10-fluendo-mp3, gstreamer0.10-plugins-bad, vcdimager</text:p>
      <text:p text:style-name="P2">Conflicts: bonfire (&lt;= 0.4.4-1), nautilus-cd-burner</text:p>
      <text:p text:style-name="P1"/>
      <text:p text:style-name="P6">¿Que ocurrirá si tenemos instlado Brasero en nuestro sistema y?</text:p>
      <text:p text:style-name="P6"/>
      <text:p text:style-name="P6">a. Desinstalamos libbrasero-media0</text:p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6"/>
      <text:p text:style-name="P6">b. Instalamos nautilus-cd-burner</text:p>
      <text:p text:style-name="P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6"/>
      <text:p text:style-name="P6">c. Instalamos vcdimager</text:p>
      <text:p text:style-name="P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6"/>
      <text:p text:style-name="P6">Si no tenemos instalado Brasero, pero se da el caso de que tenemos instalada la versión 0.3.4 del la librería libbeagle1</text:p>
      <text:p text:style-name="P7"/>
      <text:list xml:id="list2154280383" text:continue-numbering="true" text:style-name="WW8Num1">
        <text:list-header>
          <text:p text:style-name="P14">d. ¿Qué ocurrirá si instalamos <text:span text:style-name="T1">brasero</text:span><text:span text:style-name="T10">?</text:span> </text:p>
        </text:list-header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4"/>
      <text:p text:style-name="P8"><text:soft-page-break/>3. El paquete <text:span text:style-name="T1">ubuntu-desktop</text:span><text:span text:style-name="T10">, dadas sus propiedades, lo podemos considerar un metapaquete o un paquete virtual, argumenta tu respuesta.</text:span></text:p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Standard"/>
      <text:p text:style-name="P15">4. He instalado el paquete **gnome-do** en mi ordenador, sabemos que los archivos ejecutables suelen ubicarse en las carpetas **/usr/bin**, **/usr/local/bin**. Cómo puedo averigüar con **dpkg** cual es la ruta para ejecutar **gnome-do**.</text:p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15"/>
      <text:p text:style-name="P15">5. Abre un terminal y ejecuta las siguientes acciones:</text:p>
      <text:list xml:id="list793551170" text:style-name="L1">
        <text:list-item>
          <text:p text:style-name="P12"><text:span text:style-name="T4">Ejecuta </text:span><text:span text:style-name="T5">sudo apt-get -d install mc</text:span><text:span text:style-name="T2">. (Descargará el paquete pero no lo instalará.</text:span></text:p>
        </text:list-item>
        <text:list-item>
          <text:p text:style-name="P12"><text:span text:style-name="T2">Asegurate de que mc_*.deb está ahora incluido en la carpeta </text:span><text:span text:style-name="T6">/var/cache/apt/ archives</text:span><text:span text:style-name="T3">.</text:span></text:p>
        </text:list-item>
        <text:list-item>
          <text:p text:style-name="P12"><text:span text:style-name="T3">Ejecuta sobre el paquete </text:span><text:span text:style-name="T6">mc</text:span><text:span text:style-name="T7">, dpkg</text:span><text:span text:style-name="T3"> con distintas opciones: </text:span><text:span text:style-name="T2">dpkg -i</text:span><text:span text:style-name="T3">, </text:span><text:span text:style-name="T2">dpkg -l</text:span><text:span text:style-name="T3">, </text:span><text:span text:style-name="T2">dpkg -L</text:span><text:span text:style-name="T3">,</text:span></text:p>
          <text:p text:style-name="P12"><text:span text:style-name="T2">dpkg -S</text:span><text:span text:style-name="T3">, and </text:span><text:span text:style-name="T2">dpkg -P</text:span><text:span text:style-name="T3">. </text:span></text:p>
        </text:list-item>
      </text:list>
      <text:p text:style-name="Standard"/>
      <text:p text:style-name="P16">a. ¿De que paquetes depende **mc**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Standard"/>
      <text:p text:style-name="P16">b. ¿Que versión y revisión tiene el paquete? <text:s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Standard"/>
      <text:p text:style-name="P16">c. ¿Se pudo instalar el paquete?¿Por qué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Standard"/>
      <text:p text:style-name="P17">d. ¿Cuál es la ruta absoluta del ejecutable del paquete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RGSHH+Goudy" svg:font-family="KRGSHH+Goudy"/>
    <style:font-face style:name="MRAEJD+Goudy-Bold" svg:font-family="MRAEJD+Goudy-Bold"/>
    <style:font-face style:name="OpenSymbol" svg:font-family="OpenSymbol"/>
    <style:font-face style:name="AZKKXB+GillSans" svg:font-family="AZKKXB+GillSans" style:font-family-generic="swiss"/>
    <style:font-face style:name="Courier 10 Pitch" svg:font-family="'Courier 10 Pitch'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09-09-24T00:26:03</dc:date>
    <meta:editing-cycles>5</meta:editing-cycles>
    <meta:editing-duration>PT01H33M16S</meta:editing-duration>
    <meta:generator>LibreOffice/3.4$Linux LibreOffice_project/340m1$Build-402</meta:generator>
    <meta:document-statistic meta:table-count="11" meta:image-count="0" meta:object-count="0" meta:page-count="2" meta:paragraph-count="28" meta:word-count="284" meta:character-count="2008" meta:non-whitespace-character-count="1750"/>
  </office:meta>
</office:document-meta>
</file>